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dc4" officeooo:paragraph-rsid="0002bdc4"/>
    </style:style>
    <style:style style:name="P2" style:family="paragraph" style:parent-style-name="Standard">
      <style:text-properties officeooo:rsid="000582e0" officeooo:paragraph-rsid="000582e0"/>
    </style:style>
    <style:style style:name="P3" style:family="paragraph" style:parent-style-name="Standard">
      <style:text-properties officeooo:rsid="00059f59" officeooo:paragraph-rsid="00059f59"/>
    </style:style>
    <style:style style:name="P4" style:family="paragraph" style:parent-style-name="Standard">
      <style:text-properties fo:font-weight="bold" officeooo:rsid="0006bf30" officeooo:paragraph-rsid="0008e9ec" style:font-weight-asian="bold" style:font-weight-complex="bold"/>
    </style:style>
    <style:style style:name="P5" style:family="paragraph" style:parent-style-name="Standard">
      <style:text-properties fo:font-weight="bold" officeooo:rsid="000c61fc" officeooo:paragraph-rsid="000c61fc" style:font-weight-asian="bold" style:font-weight-complex="bold"/>
    </style:style>
    <style:style style:name="P6" style:family="paragraph" style:parent-style-name="Text_20_body">
      <style:paragraph-properties fo:margin-top="0in" fo:margin-bottom="0.0181in" style:contextual-spacing="false" fo:line-height="100%"/>
      <style:text-properties fo:font-weight="bold" officeooo:paragraph-rsid="0008e9ec" style:font-weight-asian="bold" style:font-weight-complex="bold"/>
    </style:style>
    <style:style style:name="P7" style:family="paragraph" style:parent-style-name="Standard">
      <style:text-properties fo:font-weight="normal" officeooo:rsid="00059f59" officeooo:paragraph-rsid="00059f59" style:font-weight-asian="normal" style:font-weight-complex="normal"/>
    </style:style>
    <style:style style:name="P8" style:family="paragraph" style:parent-style-name="Standard">
      <style:text-properties fo:font-weight="normal" officeooo:rsid="0005a857" officeooo:paragraph-rsid="0005a857" style:font-weight-asian="normal" style:font-weight-complex="normal"/>
    </style:style>
    <style:style style:name="P9" style:family="paragraph" style:parent-style-name="Standard">
      <style:text-properties fo:font-weight="normal" officeooo:rsid="0006bf30" officeooo:paragraph-rsid="0006bf30" style:font-weight-asian="normal" style:font-weight-complex="normal"/>
    </style:style>
    <style:style style:name="P10" style:family="paragraph" style:parent-style-name="Standard">
      <style:text-properties fo:font-weight="normal" officeooo:rsid="0006bf30" officeooo:paragraph-rsid="0008e9ec" style:font-weight-asian="normal" style:font-weight-complex="normal"/>
    </style:style>
    <style:style style:name="P11" style:family="paragraph" style:parent-style-name="Standard">
      <style:text-properties fo:font-weight="normal" officeooo:rsid="000c61fc" officeooo:paragraph-rsid="000c61fc" style:font-weight-asian="normal" style:font-weight-complex="normal"/>
    </style:style>
    <style:style style:name="P12" style:family="paragraph" style:parent-style-name="Standard">
      <style:text-properties fo:font-weight="normal" officeooo:rsid="000ff15b" officeooo:paragraph-rsid="000ff15b" style:font-weight-asian="normal" style:font-weight-complex="normal"/>
    </style:style>
    <style:style style:name="P13" style:family="paragraph" style:parent-style-name="Standard">
      <style:text-properties officeooo:rsid="00079979" officeooo:paragraph-rsid="00079979"/>
    </style:style>
    <style:style style:name="P14" style:family="paragraph" style:parent-style-name="Standard">
      <style:paragraph-properties fo:line-height="100%"/>
      <style:text-properties officeooo:rsid="0007de16" officeooo:paragraph-rsid="0007de16"/>
    </style:style>
    <style:style style:name="P15" style:family="paragraph" style:parent-style-name="Text_20_body">
      <style:paragraph-properties fo:margin-top="0in" fo:margin-bottom="0.0181in" style:contextual-spacing="false" fo:line-height="100%"/>
      <style:text-properties officeooo:rsid="0007de16" officeooo:paragraph-rsid="0008e9ec"/>
    </style:style>
    <style:style style:name="P16" style:family="paragraph" style:parent-style-name="Standard">
      <style:text-properties officeooo:rsid="0009c736" officeooo:paragraph-rsid="0009c736"/>
    </style:style>
    <style:style style:name="P17" style:family="paragraph" style:parent-style-name="Standard">
      <style:text-properties officeooo:rsid="000e3f8f" officeooo:paragraph-rsid="000e3f8f"/>
    </style:style>
    <style:style style:name="P18" style:family="paragraph" style:parent-style-name="Standard">
      <style:text-properties fo:language="en" fo:country="US" fo:font-weight="normal" officeooo:rsid="000ff15b" officeooo:paragraph-rsid="000ff15b" style:font-weight-asian="normal" style:font-weight-complex="normal"/>
    </style:style>
    <style:style style:name="P19" style:family="paragraph" style:parent-style-name="Standard">
      <style:text-properties officeooo:rsid="0002bdc4" officeooo:paragraph-rsid="0002bdc4"/>
    </style:style>
    <style:style style:name="P20" style:family="paragraph" style:parent-style-name="Standard">
      <style:text-properties officeooo:rsid="0010e6ce" officeooo:paragraph-rsid="0010e6ce"/>
    </style:style>
    <style:style style:name="T1" style:family="text">
      <style:text-properties officeooo:rsid="000412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a857"/>
    </style:style>
    <style:style style:name="T4" style:family="text">
      <style:text-properties fo:color="#c9211e" loext:opacity="100%" officeooo:rsid="0007de1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uk" fo:country="UA"/>
    </style:style>
    <style:style style:name="T7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define, <text:span text:style-name="T1">typedef</text:span> in one .cpp-file is not visible in other.</text:p>
      <text:p text:style-name="P1"/>
      <text:p text:style-name="P20">Arithmetic operations numeric types not smaller, than int – implicit promotion will take place.</text:p>
      <text:p text:style-name="P1"/>
      <text:p text:style-name="P13">ADL – argument-dependent lookup, <text:span text:style-name="T4">read more on this</text:span></text:p>
      <text:p text:style-name="P1"/>
      <text:p text:style-name="P17"><text:span text:style-name="T2">enum </text:span><text:span text:style-name="T5">MyEnum : long {a = 1L, ...}</text:span><text:span text:style-name="T2">; - </text:span></text:p>
      <text:p text:style-name="P16"><text:span text:style-name="T2"/></text:p>
      <text:p text:style-name="P16"><text:span text:style-name="T2">Inner class</text:span> has access to all members of enclosing class. Enclosing class does not have special privileges in access to inner class</text:p>
      <text:p text:style-name="P16"/>
      <text:p text:style-name="P6">lvalue, rvalue</text:p>
      <text:p text:style-name="P15">lvalue – anything that has region of storage(may be on the left side of =)</text:p>
      <text:p text:style-name="P14">rvalue – not lvalue. Example: x = a + b + c; x, a, b, c – lvalues, but result of a + b is rvalue</text:p>
      <text:p text:style-name="P1"/>
      <text:p text:style-name="P4">Move semantics</text:p>
      <text:p text:style-name="P10">MyClass(MyClass <text:span text:style-name="T2">&amp;&amp;</text:span> rvalue) {</text:p>
      <text:p text:style-name="P9"><text:tab/>just steal state by pointers, not need to copy</text:p>
      <text:p text:style-name="P9">}</text:p>
      <text:p text:style-name="P9"/>
      <text:p text:style-name="P5">Pointers to method of a class</text:p>
      <text:p text:style-name="P11">void (MyClass::*pMethod)(int); // declaration</text:p>
      <text:p text:style-name="P11">pMethod = &amp;MyClass::method; // assignment</text:p>
      <text:p text:style-name="P11">myInst.*pMethod(1); // invocation on specific instance</text:p>
      <text:h text:style-name="Heading_20_1" text:outline-level="1">Rule Of Three(the big three)</text:h>
      <text:p text:style-name="P2">I you provide own impl. of <text:span text:style-name="T2">destructor</text:span> or <text:span text:style-name="T2">copy constr.</text:span> or <text:span text:style-name="T2">assignment operator</text:span> → you should provide own destructor <text:span text:style-name="T2">and</text:span> copy constr. <text:span text:style-name="T2">and</text:span> assignment operator.</text:p>
      <text:p text:style-name="P2"/>
      <text:h text:style-name="Heading_20_1" text:outline-level="1">Rule of Five(the big five)</text:h>
      <text:p text:style-name="P2">Same as rule of three but with added <text:span text:style-name="T2">move constructor</text:span> and <text:span text:style-name="T2">move assign. op</text:span>.</text:p>
      <text:p text:style-name="P2"/>
      <text:h text:style-name="Heading_20_1" text:outline-level="1">Copy-and-swap idiom</text:h>
      <text:p text:style-name="P3">Approach to copy resources. Assume it’s needed to copy new_str to this→str:</text:p>
      <text:p text:style-name="P3"/>
      <text:p text:style-name="P3">// first – create a copy in temp. var.</text:p>
      <text:p text:style-name="P3">char * tmp_str = new char[…]; <text:span text:style-name="T2">// state of “this” will be consistent if exception is thrown here</text:span></text:p>
      <text:p text:style-name="P7">std::memcpy(<text:span text:style-name="T3">tmp_str, new_str, …</text:span>)</text:p>
      <text:p text:style-name="P7"/>
      <text:p text:style-name="P7">// <text:span text:style-name="T3">replace this→str by tmp_str</text:span></text:p>
      <text:p text:style-name="P8">char * prev_str = this→str;</text:p>
      <text:p text:style-name="P8">this→str = tmp_str;</text:p>
      <text:p text:style-name="P8">delete [] prev_str;</text:p>
      <text:p text:style-name="P8"/>
      <text:p text:style-name="P8"><text:soft-page-break/>would be simpler to swap this→str and tmp_str(see below) – that is why name contains “swap”</text:p>
      <text:p text:style-name="P8">swap(this→str, tmp_str);</text:p>
      <text:p text:style-name="P8">delete [] tmp_str;</text:p>
      <text:p text:style-name="P8"/>
      <text:h text:style-name="Heading_20_1" text:outline-level="1">Exceptions</text:h>
      <text:p text:style-name="P12"><text:span text:style-name="T2">If class inherits from std::exception</text:span><text:span text:style-name="T6"> </text:span><text:span text:style-name="T7">it should impl.:</text:span></text:p>
      <text:p text:style-name="P18">- at least default constructor(or some specific)</text:p>
      <text:p text:style-name="P18">- copy constructor</text:p>
      <text:p text:style-name="P18">- copy assignment operato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2:08:07.335000000</meta:creation-date>
    <dc:date>2024-03-13T18:04:21.023000000</dc:date>
    <meta:editing-duration>PT1H38M36S</meta:editing-duration>
    <meta:editing-cycles>15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7" meta:word-count="289" meta:character-count="1738" meta:non-whitespace-character-count="1477"/>
  </office:meta>
</office:document-meta>
</file>